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32cm" svg:height="1.296cm" svg:x="0.027cm" svg:y="5.308cm">
          <text:p text:style-name="P1"><text:span text:style-name="T1">…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132cm" svg:height="1.397cm" svg:x="0.027cm" svg:y="2.508cm">
          <text:p text:style-name="P1"><text:span text:style-name="T1">lives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132cm" svg:height="1.397cm" svg:x="0.027cm" svg:y="3.911cm">
          <text:p text:style-name="P1"><text:span text:style-name="T1">citizenO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38cm" svg:height="1.397cm" svg:x="6.444cm" svg:y="1.19cm">
          <text:p text:style-name="P1"><text:span text:style-name="T1">Tupel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807cm" svg:height="1.332cm" svg:x="3.527cm" svg:y="1.208cm">
          <text:p text:style-name="P1"><text:span text:style-name="T1">Elvi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807cm" svg:height="1.397cm" svg:x="3.527cm" svg:y="2.541cm">
          <text:p text:style-name="P1"><text:span text:style-name="T1">Barac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04cm" svg:y1="1.905cm" svg:x2="6.477cm" svg:y2="1.905cm">
          <text:p/>
        </draw:line>
        <draw:custom-shape draw:style-name="gr1" draw:text-style-name="P1" xml:id="id4" draw:id="id4" draw:layer="layout" svg:width="2.877cm" svg:height="1.397cm" svg:x="6.445cm" svg:y="2.89cm">
          <text:p text:style-name="P1"><text:span text:style-name="T1">Washingt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159cm" svg:y1="3.206cm" svg:x2="3.527cm" svg:y2="1.874cm" draw:start-shape="id1" draw:start-glue-point="1" draw:end-shape="id2" svg:d="M2159 3206h684v-1332h684" svg:viewBox="0 0 1369 1333">
          <text:p/>
        </draw:connector>
        <draw:connector draw:style-name="gr2" draw:text-style-name="P2" draw:layer="layout" draw:line-skew="-0.047cm" svg:x1="5.334cm" svg:y1="3.239cm" svg:x2="6.445cm" svg:y2="3.588cm" draw:start-shape="id3" draw:start-glue-point="1" draw:end-shape="id4" draw:end-glue-point="3" svg:d="M5334 3239h508v349h603" svg:viewBox="0 0 1112 350">
          <text:p/>
        </draw:connector>
        <draw:custom-shape draw:style-name="gr1" draw:text-style-name="P1" xml:id="id6" draw:id="id6" draw:layer="layout" svg:width="1.807cm" svg:height="1.169cm" svg:x="3.527cm" svg:y="4.808cm">
          <text:p text:style-name="P1"><text:span text:style-name="T1">Elvi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735cm" svg:height="1.397cm" svg:x="6.444cm" svg:y="4.69cm">
          <text:p text:style-name="P1"><text:span text:style-name="T1">USA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159cm" svg:y1="4.609cm" svg:x2="3.527cm" svg:y2="5.392cm" draw:start-shape="id5" draw:start-glue-point="1" draw:end-shape="id6" svg:d="M2159 4609h684v783h684" svg:viewBox="0 0 1369 784">
          <text:p/>
        </draw:connector>
        <draw:connector draw:style-name="gr2" draw:text-style-name="P2" draw:layer="layout" draw:type="line" svg:x1="5.334cm" svg:y1="5.392cm" svg:x2="6.444cm" svg:y2="5.388cm" draw:start-shape="id6" draw:start-glue-point="1" draw:end-shape="id7" draw:end-glue-point="3" svg:d="M5334 5392l1110-4" svg:viewBox="0 0 1111 5">
          <text:p/>
        </draw:connector>
        <draw:custom-shape draw:style-name="gr1" draw:text-style-name="P1" draw:layer="layout" svg:width="1.807cm" svg:height="1.039cm" svg:x="3.527cm" svg:y="5.908cm">
          <text:p text:style-name="P1"><text:span text:style-name="T1">…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67cm" svg:height="1.016cm" svg:x="-0.127cm" svg:y="0.127cm">
          <draw:text-box>
            <text:p text:style-name="P3"><text:span text:style-name="T2">Relation</text:span></text:p>
          </draw:text-box>
        </draw:frame>
        <draw:frame draw:style-name="gr4" draw:text-style-name="P3" draw:layer="layout" svg:width="2.385cm" svg:height="0.889cm" svg:x="3.31cm" svg:y="0.127cm">
          <draw:text-box>
            <text:p text:style-name="P3"><text:span text:style-name="T2">Subject</text:span></text:p>
          </draw:text-box>
        </draw:frame>
        <draw:frame draw:style-name="gr4" draw:text-style-name="P3" draw:layer="layout" svg:width="2.049cm" svg:height="0.889cm" svg:x="6.404cm" svg:y="0.127cm">
          <draw:text-box>
            <text:p text:style-name="P3"><text:span text:style-name="T2">Object</text:span></text:p>
          </draw:text-box>
        </draw:frame>
        <draw:line draw:style-name="gr2" draw:text-style-name="P2" draw:layer="layout" svg:x1="2.159cm" svg:y1="0.508cm" svg:x2="3.302cm" svg:y2="0.508cm">
          <text:p/>
        </draw:line>
        <draw:line draw:style-name="gr2" draw:text-style-name="P2" draw:layer="layout" svg:x1="5.469cm" svg:y1="0.508cm" svg:x2="6.477cm" svg:y2="0.508cm">
          <text:p/>
        </draw:line>
        <draw:custom-shape draw:style-name="gr1" draw:text-style-name="P1" draw:layer="layout" svg:width="2.197cm" svg:height="1.397cm" svg:x="8.144cm" svg:y="1.19cm">
          <text:p text:style-name="P1"><text:span text:style-name="T1">Memphi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1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22:34:44.563683554</meta:creation-date>
    <dc:date>2015-04-05T23:18:40.551601187</dc:date>
    <meta:editing-duration>PT31M44S</meta:editing-duration>
    <meta:editing-cycles>7</meta:editing-cycles>
    <meta:generator>LibreOffice/4.2.7.2$Linux_X86_64 LibreOffice_project/420m0$Build-2</meta:generator>
    <meta:document-statistic meta:object-count="21"/>
  </office:meta>
</office:document-meta>
</file>